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20}</text:p>
          </table:table-cell>
          <table:table-cell table:number-columns-repeated="2"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4:42:54.538488914</dc:date>
    <meta:editing-duration>P7DT12H31M1S</meta:editing-duration>
    <meta:editing-cycles>15</meta:editing-cycles>
    <meta:generator>LibreOffice/6.4.7.2$Linux_X86_64 LibreOffice_project/40$Build-2</meta:generator>
    <meta:document-statistic meta:table-count="5" meta:cell-count="311" meta:object-count="0"/>
  </office:meta>
</office:document-meta>
</file>